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3" style:family="paragraph" style:parent-style-name="Preformatted_20_Text">
      <style:paragraph-properties style:writing-mode="lr-tb"/>
    </style:style>
    <style:style style:name="P24" style:family="paragraph" style:parent-style-name="Preformatted_20_Text">
      <style:paragraph-properties fo:margin-top="0in" fo:margin-bottom="0.1965in" style:contextual-spacing="false" style:writing-mode="lr-tb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7">
      <style:paragraph-properties fo:margin-top="0in" fo:margin-bottom="0in" style:contextual-spacing="false"/>
    </style:style>
    <style:style style:name="P33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о-долу е представена подробна проектна документация за бекенд частта на "Movie Reservation System". Документацията обхваща функционалността, архитектурата, реализацията, модела на данните, конфигурацията, използваните технологии и библиотеки, срещнатите проблеми и решенията, както и референциите.</text:p>
      <text:p text:style-name="Horizontal_20_Line"/>
      <text:h text:style-name="Heading_20_1" text:outline-level="1">Проектна Документация за Бекенд Частта на "Movie Reservation System"</text:h>
      <text:h text:style-name="Heading_20_2" text:outline-level="2">1. Функционалност</text:h>
      <text:p text:style-name="Text_20_body">Бекендът на системата предоставя следните основни функционалности:</text:p>
      <text:list text:style-name="L1">
        <text:list-item>
          <text:p text:style-name="P1"><text:span text:style-name="Strong_20_Emphasis">Регистрация и Вход:</text:span></text:p>
          <text:list>
            <text:list-item>
              <text:p text:style-name="P2">Регистрация: Създаване на нов потребителски акаунт с криптиране на паролата (bcrypt) и генериране на JWT токен. </text:p>
            </text:list-item>
            <text:list-item>
              <text:p text:style-name="P2">Вход: Автентикация на потребител чрез проверка на предоставените данни и връщане на JWT токен в HTTP отговора (чрез заглавката Authorization). </text:p>
            </text:list-item>
          </text:list>
        </text:list-item>
        <text:list-item>
          <text:p text:style-name="P1"><text:span text:style-name="Strong_20_Emphasis">Управление на Филми:</text:span></text:p>
          <text:list>
            <text:list-item>
              <text:p text:style-name="P2">CRUD (създаване, четене, обновяване, изтриване) на филми – администраторска функционалност за поддръжка на данните за филмите. </text:p>
            </text:list-item>
          </text:list>
        </text:list-item>
        <text:list-item>
          <text:p text:style-name="P1"><text:span text:style-name="Strong_20_Emphasis">Управление на Прожекции:</text:span></text:p>
          <text:list>
            <text:list-item>
              <text:p text:style-name="P2">CRUD операции за прожекции (showtimes) на филми, с възможност за филтриране по филм, кино или дата. </text:p>
            </text:list-item>
          </text:list>
        </text:list-item>
        <text:list-item>
          <text:p text:style-name="P1"><text:span text:style-name="Strong_20_Emphasis">Управление на Резервации:</text:span></text:p>
          <text:list>
            <text:list-item>
              <text:p text:style-name="P2">Създаване и анулиране на резервации от страна на потребителите. </text:p>
            </text:list-item>
            <text:list-item>
              <text:p text:style-name="P2">Преглед на резервации, като данните за текущо логнатия потребител се извличат от JWT токена. </text:p>
            </text:list-item>
          </text:list>
        </text:list-item>
        <text:list-item>
          <text:p text:style-name="P1"><text:span text:style-name="Strong_20_Emphasis">Управление на Потребители:</text:span></text:p>
          <text:list>
            <text:list-item>
              <text:p text:style-name="P2">Администраторска функционалност за управление на потребители – актуализиране на роли, добавяне и деактивиране на акаунти. </text:p>
            </text:list-item>
          </text:list>
        </text:list-item>
        <text:list-item>
          <text:p text:style-name="P1"><text:span text:style-name="Strong_20_Emphasis">Сигурност чрез JWT:</text:span></text:p>
          <text:list>
            <text:list-item>
              <text:p text:style-name="P1">Всички защитени API ендпойнти (освен регистрация и вход) изискват валиден JWT, който се проверява чрез middleware. </text:p>
            </text:list-item>
          </text:list>
        </text:list-item>
      </text:list>
      <text:p text:style-name="Horizontal_20_Line"/>
      <text:h text:style-name="Heading_20_2" text:outline-level="2">2. Архитектура</text:h>
      <text:p text:style-name="Text_20_body">Бекендът е базиран на клиент-сървър архитектура с ясно разделение на слоевете:</text:p>
      <text:list text:style-name="L2">
        <text:list-item>
          <text:p text:style-name="P3"><text:soft-page-break/><text:span text:style-name="Strong_20_Emphasis">Маршрутизатор (Router):</text:span><text:line-break/>Използва се Gorilla/Mux за дефиниране на API ендпойнтите. Създадени са публични (регистрация и вход) и защитени (филми, прожекции, резервации, потребители) групи от маршрути, като защитените използват middleware за автентикация.</text:p>
        </text:list-item>
        <text:list-item>
          <text:p text:style-name="P3"><text:span text:style-name="Strong_20_Emphasis">Контролери (Handlers):</text:span><text:line-break/>В пакета <text:span text:style-name="Source_20_Text">internal/handlers</text:span> са имплементирани отделни файлове за обработка на заявките към различните функционалности – например, <text:span text:style-name="Source_20_Text">auth_handler.go</text:span>, <text:span text:style-name="Source_20_Text">movie_handler.go</text:span>, <text:span text:style-name="Source_20_Text">projection_handler.go</text:span>, <text:span text:style-name="Source_20_Text">reservation_handler.go</text:span> и <text:span text:style-name="Source_20_Text">user_handler.go</text:span>.</text:p>
        </text:list-item>
        <text:list-item>
          <text:p text:style-name="P3"><text:span text:style-name="Strong_20_Emphasis">Слой за Достъп до Данни (Repository):</text:span><text:line-break/>Чрез пакета <text:span text:style-name="Source_20_Text">internal/repository</text:span> се реализира комуникацията с PostgreSQL база данни, използвайки SQLX. Всеки модел (User, Movie, Projection, Reservation) има отделен интерфейс и имплементация за CRUD операциите.</text:p>
        </text:list-item>
        <text:list-item>
          <text:p text:style-name="P3"><text:span text:style-name="Strong_20_Emphasis">Middleware:</text:span></text:p>
          <text:list>
            <text:list-item>
              <text:p text:style-name="P4"><text:span text:style-name="Strong_20_Emphasis">JWT Middleware:</text:span> За валидиране на токени и извличане на потребителски данни от тях. </text:p>
            </text:list-item>
            <text:list-item>
              <text:p text:style-name="P4"><text:span text:style-name="Strong_20_Emphasis">CORS Middleware:</text:span> За обработка на CORS заявки, включително preflight OPTIONS заявки. </text:p>
            </text:list-item>
          </text:list>
        </text:list-item>
        <text:list-item>
          <text:p text:style-name="P3"><text:span text:style-name="Strong_20_Emphasis">Основна точка на стартиране (Main):</text:span><text:line-break/>Файлът <text:span text:style-name="Source_20_Text">cmd/movie-reservation/main.go</text:span> инициализира конфигурацията, базата данни, създава композитния repository, настройва HTTP сървъра и маршрутизацията.</text:p>
        </text:list-item>
      </text:list>
      <text:p text:style-name="Horizontal_20_Line"/>
      <text:h text:style-name="Heading_20_2" text:outline-level="2">3. Реализация</text:h>
      <text:h text:style-name="Heading_20_3" text:outline-level="3">Структура на проекта (само бекенд):</text:h>
      <text:p text:style-name="Preformatted_20_Text"><text:span text:style-name="Source_20_Text">MovieReservationSystem/</text:span></text:p>
      <text:p text:style-name="Preformatted_20_Text"><text:span text:style-name="Source_20_Text">├── cmd/</text:span></text:p>
      <text:p text:style-name="Preformatted_20_Text"><text:span text:style-name="Source_20_Text">│ <text:s text:c="2"/>└── movie-reservation/</text:span></text:p>
      <text:p text:style-name="Preformatted_20_Text"><text:span text:style-name="Source_20_Text">│ <text:s text:c="6"/>└── main.go <text:s text:c="8"/>// Основна точка за стартиране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└── config.yaml <text:s text:c="8"/>// Конфигурационен файл</text:span></text:p>
      <text:p text:style-name="Preformatted_20_Text"><text:span text:style-name="Source_20_Text">├── internal/</text:span></text:p>
      <text:p text:style-name="Preformatted_20_Text"><text:span text:style-name="Source_20_Text">│ <text:s text:c="2"/>├── auth/</text:span></text:p>
      <text:p text:style-name="Preformatted_20_Text"><text:span text:style-name="Source_20_Text">│ <text:s text:c="2"/>│ <text:s text:c="2"/>└── auth.go <text:s text:c="8"/>// JWT генерация и валидация</text:span></text:p>
      <text:p text:style-name="Preformatted_20_Text"><text:span text:style-name="Source_20_Text">│ <text:s text:c="2"/>├── handlers/</text:span></text:p>
      <text:p text:style-name="Preformatted_20_Text"><text:span text:style-name="Source_20_Text">│ <text:s text:c="2"/>│ <text:s text:c="2"/>├── auth_handler.go <text:s text:c="6"/>// Регистрация и вход</text:span></text:p>
      <text:p text:style-name="Preformatted_20_Text"><text:span text:style-name="Source_20_Text">│ <text:s text:c="2"/>│ <text:s text:c="2"/>├── movie_handler.go <text:s text:c="5"/>// CRUD за филми</text:span></text:p>
      <text:p text:style-name="Preformatted_20_Text"><text:span text:style-name="Source_20_Text">│ <text:s text:c="2"/>│ <text:s text:c="2"/>├── projection_handler.go // CRUD за прожекции</text:span></text:p>
      <text:p text:style-name="Preformatted_20_Text"><text:span text:style-name="Source_20_Text">│ <text:s text:c="2"/>│ <text:s text:c="2"/>├── reservation_handler.go// CRUD за резервации</text:span></text:p>
      <text:p text:style-name="Preformatted_20_Text"><text:span text:style-name="Source_20_Text">│ <text:s text:c="2"/>│ <text:s text:c="2"/>└── user_handler.go <text:s text:c="6"/>// Управление на потребители (админ)</text:span></text:p>
      <text:p text:style-name="Preformatted_20_Text"><text:span text:style-name="Source_20_Text">│ <text:s text:c="2"/>├── middleware/</text:span></text:p>
      <text:p text:style-name="Preformatted_20_Text"><text:span text:style-name="Source_20_Text">│ <text:s text:c="2"/>│ <text:s text:c="2"/>├── auth.go <text:s text:c="8"/>// Middleware за автентикация</text:span></text:p>
      <text:p text:style-name="Preformatted_20_Text"><text:span text:style-name="Source_20_Text">│ <text:s text:c="2"/>│ <text:s text:c="2"/>└── cors.go <text:s text:c="8"/>// Middleware за CORS и OPTIONS заявки</text:span></text:p>
      <text:p text:style-name="Preformatted_20_Text"><text:span text:style-name="Source_20_Text">│ <text:s text:c="2"/>├── models/</text:span></text:p>
      <text:p text:style-name="Preformatted_20_Text"><text:soft-page-break/><text:span text:style-name="Source_20_Text">│ <text:s text:c="2"/>│ <text:s text:c="2"/>├── user.go <text:s text:c="8"/>// Модел User</text:span></text:p>
      <text:p text:style-name="Preformatted_20_Text"><text:span text:style-name="Source_20_Text">│ <text:s text:c="2"/>│ <text:s text:c="2"/>├── movie.go <text:s text:c="7"/>// Модел Movie</text:span></text:p>
      <text:p text:style-name="Preformatted_20_Text"><text:span text:style-name="Source_20_Text">│ <text:s text:c="2"/>│ <text:s text:c="2"/>├── projection.go <text:s text:c="2"/>// Модел Projection</text:span></text:p>
      <text:p text:style-name="Preformatted_20_Text"><text:span text:style-name="Source_20_Text">│ <text:s text:c="2"/>│ <text:s text:c="2"/>└── reservation.go <text:s/>// Модел Reservation</text:span></text:p>
      <text:p text:style-name="Preformatted_20_Text"><text:span text:style-name="Source_20_Text">│ <text:s text:c="2"/>├── repository/</text:span></text:p>
      <text:p text:style-name="Preformatted_20_Text"><text:span text:style-name="Source_20_Text">│ <text:s text:c="2"/>│ <text:s text:c="2"/>├── repository.go <text:s text:c="2"/>// Композитен репозиториен обект</text:span></text:p>
      <text:p text:style-name="Preformatted_20_Text"><text:span text:style-name="Source_20_Text">│ <text:s text:c="2"/>│ <text:s text:c="2"/>├── user_repo.go <text:s text:c="3"/>// Репозиториен слой за потребители</text:span></text:p>
      <text:p text:style-name="Preformatted_20_Text"><text:span text:style-name="Source_20_Text">│ <text:s text:c="2"/>│ <text:s text:c="2"/>├── movie_repo.go <text:s text:c="2"/>// Репозиториен слой за филми</text:span></text:p>
      <text:p text:style-name="Preformatted_20_Text"><text:span text:style-name="Source_20_Text">│ <text:s text:c="2"/>│ <text:s text:c="2"/>├── projection_repo.go // Репозиториен слой за прожекции</text:span></text:p>
      <text:p text:style-name="Preformatted_20_Text"><text:span text:style-name="Source_20_Text">│ <text:s text:c="2"/>│ <text:s text:c="2"/>└── reservation_repo.go // Репозиториен слой за резервации</text:span></text:p>
      <text:p text:style-name="Preformatted_20_Text"><text:span text:style-name="Source_20_Text">│ <text:s text:c="2"/>└── server/</text:span></text:p>
      <text:p text:style-name="Preformatted_20_Text"><text:span text:style-name="Source_20_Text">│ <text:s text:c="6"/>└── server.go <text:s text:c="6"/>// Конфигурация на HTTP сървъра и маршрути</text:span></text:p>
      <text:p text:style-name="Preformatted_20_Text"><text:span text:style-name="Source_20_Text">├── go.mod</text:span></text:p>
      <text:p text:style-name="P5"><text:span text:style-name="Source_20_Text">└── go.sum</text:span></text:p>
      <text:h text:style-name="Heading_20_3" text:outline-level="3">Основни реализации:</text:h>
      <text:list text:style-name="L3">
        <text:list-item>
          <text:p text:style-name="P6"><text:span text:style-name="Strong_20_Emphasis">JWT Автентикация:</text:span></text:p>
          <text:list>
            <text:list-item>
              <text:p text:style-name="P7">Генериране и валидация на токени чрез пакета <text:span text:style-name="Source_20_Text">internal/auth</text:span>. </text:p>
            </text:list-item>
            <text:list-item>
              <text:p text:style-name="P7">Middleware за извличане на claims от токена и поставянето им в контекста. </text:p>
            </text:list-item>
          </text:list>
        </text:list-item>
        <text:list-item>
          <text:p text:style-name="P6"><text:span text:style-name="Strong_20_Emphasis">API Ендпойнти:</text:span></text:p>
          <text:list>
            <text:list-item>
              <text:p text:style-name="P7">Регистрация и вход – публични. </text:p>
            </text:list-item>
            <text:list-item>
              <text:p text:style-name="P7">Филми, прожекции, резервации, потребители – защитени чрез middleware. </text:p>
            </text:list-item>
          </text:list>
        </text:list-item>
        <text:list-item>
          <text:p text:style-name="P6"><text:span text:style-name="Strong_20_Emphasis">Обработка на CORS:</text:span></text:p>
          <text:list>
            <text:list-item>
              <text:p text:style-name="P6">Middleware за добавяне на CORS заглавки (Access-Control-Allow-Origin, Access-Control-Expose-Headers и др.) и правилна обработка на preflight OPTIONS заявки. </text:p>
            </text:list-item>
          </text:list>
        </text:list-item>
      </text:list>
      <text:p text:style-name="Horizontal_20_Line"/>
      <text:h text:style-name="Heading_20_2" text:outline-level="2">4. Модел на Данните</text:h>
      <text:p text:style-name="Text_20_body"><text:span text:style-name="Strong_20_Emphasis">Основни таблици (PostgreSQL):</text:span></text:p>
      <text:list text:style-name="L4">
        <text:list-item>
          <text:p text:style-name="P8"><text:span text:style-name="Strong_20_Emphasis">users:</text:span></text:p>
          <text:list>
            <text:list-item>
              <text:p text:style-name="P9"><text:span text:style-name="Source_20_Text">id</text:span> (BIGSERIAL, PK) </text:p>
            </text:list-item>
            <text:list-item>
              <text:p text:style-name="P9"><text:span text:style-name="Source_20_Text">username</text:span> (VARCHAR, уникално) </text:p>
            </text:list-item>
            <text:list-item>
              <text:p text:style-name="P9"><text:span text:style-name="Source_20_Text">password</text:span> (VARCHAR, хеширана) </text:p>
            </text:list-item>
            <text:list-item>
              <text:p text:style-name="P9"><text:span text:style-name="Source_20_Text">role</text:span> (VARCHAR, напр. "user", "admin", "worker") </text:p>
            </text:list-item>
            <text:list-item>
              <text:p text:style-name="P9"><text:span text:style-name="Source_20_Text">created_at</text:span> (TIMESTAMPTZ) </text:p>
            </text:list-item>
          </text:list>
        </text:list-item>
        <text:list-item>
          <text:p text:style-name="P8"><text:span text:style-name="Strong_20_Emphasis">movies:</text:span></text:p>
          <text:list>
            <text:list-item>
              <text:p text:style-name="P9"><text:span text:style-name="Source_20_Text">id</text:span> (BIGSERIAL, PK) </text:p>
            </text:list-item>
            <text:list-item>
              <text:p text:style-name="P9"><text:span text:style-name="Source_20_Text">title</text:span> (VARCHAR) </text:p>
            </text:list-item>
            <text:list-item>
              <text:p text:style-name="P9"><text:span text:style-name="Source_20_Text">description</text:span> (TEXT) </text:p>
            </text:list-item>
            <text:list-item>
              <text:p text:style-name="P9"><text:span text:style-name="Source_20_Text">duration</text:span> (INTEGER, минути) </text:p>
            </text:list-item>
            <text:list-item>
              <text:p text:style-name="P9"><text:span text:style-name="Source_20_Text">created_at</text:span> (TIMESTAMPTZ) </text:p>
            </text:list-item>
          </text:list>
        </text:list-item>
        <text:list-item>
          <text:p text:style-name="P8"><text:soft-page-break/><text:span text:style-name="Strong_20_Emphasis">projections:</text:span></text:p>
          <text:list>
            <text:list-item>
              <text:p text:style-name="P9"><text:span text:style-name="Source_20_Text">id</text:span> (BIGSERIAL, PK) </text:p>
            </text:list-item>
            <text:list-item>
              <text:p text:style-name="P9"><text:span text:style-name="Source_20_Text">movie_id</text:span> (BIGINT, FK към movies) </text:p>
            </text:list-item>
            <text:list-item>
              <text:p text:style-name="P9"><text:span text:style-name="Source_20_Text">cinema</text:span> (VARCHAR) </text:p>
            </text:list-item>
            <text:list-item>
              <text:p text:style-name="P9"><text:span text:style-name="Source_20_Text">showtime</text:span> (TIMESTAMPTZ) </text:p>
            </text:list-item>
            <text:list-item>
              <text:p text:style-name="P9"><text:span text:style-name="Source_20_Text">created_at</text:span> (TIMESTAMPTZ) </text:p>
            </text:list-item>
          </text:list>
        </text:list-item>
        <text:list-item>
          <text:p text:style-name="P8"><text:span text:style-name="Strong_20_Emphasis">reservations:</text:span></text:p>
          <text:list>
            <text:list-item>
              <text:p text:style-name="P9"><text:span text:style-name="Source_20_Text">id</text:span> (BIGSERIAL, PK) </text:p>
            </text:list-item>
            <text:list-item>
              <text:p text:style-name="P9"><text:span text:style-name="Source_20_Text">user_id</text:span> (BIGINT, FK към users) </text:p>
            </text:list-item>
            <text:list-item>
              <text:p text:style-name="P9"><text:span text:style-name="Source_20_Text">projection_id</text:span> (BIGINT, FK към projections) </text:p>
            </text:list-item>
            <text:list-item>
              <text:p text:style-name="P9"><text:span text:style-name="Source_20_Text">seats</text:span> (INTEGER) </text:p>
            </text:list-item>
            <text:list-item>
              <text:p text:style-name="P8"><text:span text:style-name="Source_20_Text">created_at</text:span> (TIMESTAMPTZ) </text:p>
            </text:list-item>
          </text:list>
        </text:list-item>
      </text:list>
      <text:p text:style-name="Text_20_body">За създаване и инициализиране на тези таблици се използва SQL скрипт (init.sql), който създава таблиците и попълва базата с тестови данни.</text:p>
      <text:p text:style-name="Horizontal_20_Line"/>
      <text:h text:style-name="Heading_20_2" text:outline-level="2">5. Конфигурация</text:h>
      <text:p text:style-name="Text_20_body">Конфигурацията на бекенда се управлява чрез:</text:p>
      <text:list text:style-name="L5">
        <text:list-item>
          <text:p text:style-name="P10"><text:span text:style-name="Strong_20_Emphasis">config/config.yaml:</text:span><text:line-break/>Файл със следните настройки:</text:p>
          <text:list>
            <text:list-item>
              <text:p text:style-name="P11">Порт на сървъра (напр. 8080) </text:p>
            </text:list-item>
            <text:list-item>
              <text:p text:style-name="P11">URL за свързване към PostgreSQL базата данни (напр. <text:span text:style-name="Source_20_Text">postgres://user:password@localhost:5432/moviereservation?sslmode=disable</text:span>) </text:p>
            </text:list-item>
            <text:list-item>
              <text:p text:style-name="P11">JWT секретен ключ и време за валидност (expiry) </text:p>
            </text:list-item>
          </text:list>
        </text:list-item>
        <text:list-item>
          <text:p text:style-name="P10"><text:span text:style-name="Strong_20_Emphasis">Променливи на околната среда:</text:span><text:line-break/>Приложението може да използва environment variables (например, <text:span text:style-name="Source_20_Text">DATABASE_URL</text:span>) за преодоляване на конфигурационните стойности в YAML файла.</text:p>
        </text:list-item>
      </text:list>
      <text:p text:style-name="Horizontal_20_Line"/>
      <text:h text:style-name="Heading_20_2" text:outline-level="2">6. Използвани Технологии и Библиотеки</text:h>
      <text:list text:style-name="L6">
        <text:list-item>
          <text:p text:style-name="P12"><text:span text:style-name="Strong_20_Emphasis">Go:</text:span> Основният език за разработка. </text:p>
        </text:list-item>
        <text:list-item>
          <text:p text:style-name="P12"><text:span text:style-name="Strong_20_Emphasis">Gorilla/Mux:</text:span> За дефиниране на маршрути и обработка на HTTP заявки. </text:p>
        </text:list-item>
        <text:list-item>
          <text:p text:style-name="P12"><text:span text:style-name="Strong_20_Emphasis">SQLX:</text:span> За по-лесно взаимодействие с PostgreSQL. </text:p>
        </text:list-item>
        <text:list-item>
          <text:p text:style-name="P12"><text:span text:style-name="Strong_20_Emphasis">PostgreSQL:</text:span> Релационна база данни. </text:p>
        </text:list-item>
        <text:list-item>
          <text:p text:style-name="P12"><text:span text:style-name="Strong_20_Emphasis">JWT (jwt-go):</text:span> За сигурна автентикация. </text:p>
        </text:list-item>
        <text:list-item>
          <text:p text:style-name="P12"><text:span text:style-name="Strong_20_Emphasis">bcrypt:</text:span> За криптиране и проверка на пароли. </text:p>
        </text:list-item>
        <text:list-item>
          <text:p text:style-name="P13"><text:soft-page-break/><text:span text:style-name="Strong_20_Emphasis">Docker и Docker Compose:</text:span> За контейнеризация на базата данни и опростяване на разгръщането. </text:p>
        </text:list-item>
      </text:list>
      <text:p text:style-name="Horizontal_20_Line"/>
      <text:h text:style-name="Heading_20_2" text:outline-level="2">7. Проблеми и Решения</text:h>
      <text:h text:style-name="Heading_20_3" text:outline-level="3">Проблеми:</text:h>
      <text:list text:style-name="L7">
        <text:list-item>
          <text:p text:style-name="P14"><text:span text:style-name="Strong_20_Emphasis">CORS Ограничения:</text:span><text:line-break/>При заявки от различни домейни възникваха проблеми с крос-домейн достъпа и preflight OPTIONS заявките връщаха грешка 404.</text:p>
        </text:list-item>
        <text:list-item>
          <text:p text:style-name="P14"><text:span text:style-name="Strong_20_Emphasis">JWT Автентикация:</text:span><text:line-break/>Необходимо беше сигурно извличане на потребителската информация от JWT токена за защитените ендпойнти.</text:p>
        </text:list-item>
        <text:list-item>
          <text:p text:style-name="P14"><text:span text:style-name="Strong_20_Emphasis">Обработка на Preflight OPTIONS заявки:</text:span><text:line-break/>Липсата на универсален OPTIONS handler водеше до 404 грешки при preflight заявки.</text:p>
        </text:list-item>
      </text:list>
      <text:h text:style-name="Heading_20_3" text:outline-level="3">Решения:</text:h>
      <text:list text:style-name="L8">
        <text:list-item>
          <text:p text:style-name="P15"><text:span text:style-name="Strong_20_Emphasis">CORS Middleware и Catch-All OPTIONS Handler:</text:span><text:line-break/>Имплементирано е middleware, което добавя необходимите CORS заглавки (включително Access-Control-Expose-Headers) и обработва OPTIONS заявки чрез catch-all handler.</text:p>
        </text:list-item>
        <text:list-item>
          <text:p text:style-name="P15"><text:span text:style-name="Strong_20_Emphasis">Извличане на JWT Claims:</text:span><text:line-break/>Middleware за автентикация поставя claims от токена в контекста, позволявайки сигурно извличане на потребителски данни в защитените ендпойнти.</text:p>
        </text:list-item>
        <text:list-item>
          <text:p text:style-name="P15"><text:span text:style-name="Strong_20_Emphasis">Утвърдени Библиотеки:</text:span><text:line-break/>Използването на SQLX, bcrypt и jwt-go гарантира надеждност, сигурност и лесна поддръжка на кода.</text:p>
        </text:list-item>
      </text:list>
      <text:p text:style-name="Horizontal_20_Line"/>
      <text:h text:style-name="Heading_20_2" text:outline-level="2">8. Референции</text:h>
      <text:list text:style-name="L9">
        <text:list-item>
          <text:p text:style-name="P16"><text:span text:style-name="Strong_20_Emphasis">Gorilla Mux:</text:span> <text:a xlink:type="simple" xlink:href="https://github.com/gorilla/mux" text:style-name="Internet_20_link" text:visited-style-name="Visited_20_Internet_20_Link">https://github.com/gorilla/mux</text:a> </text:p>
        </text:list-item>
        <text:list-item>
          <text:p text:style-name="P16"><text:span text:style-name="Strong_20_Emphasis">SQLX:</text:span> <text:a xlink:type="simple" xlink:href="https://github.com/jmoiron/sqlx" text:style-name="Internet_20_link" text:visited-style-name="Visited_20_Internet_20_Link">https://github.com/jmoiron/sqlx</text:a> </text:p>
        </text:list-item>
        <text:list-item>
          <text:p text:style-name="P16"><text:span text:style-name="Strong_20_Emphasis">JWT за Go:</text:span> <text:a xlink:type="simple" xlink:href="https://github.com/dgrijalva/jwt-go" text:style-name="Internet_20_link" text:visited-style-name="Visited_20_Internet_20_Link">https://github.com/dgrijalva/jwt-go</text:a> </text:p>
        </text:list-item>
        <text:list-item>
          <text:p text:style-name="P16"><text:span text:style-name="Strong_20_Emphasis">PostgreSQL Документация:</text:span> <text:a xlink:type="simple" xlink:href="https://www.postgresql.org/docs/" text:style-name="Internet_20_link" text:visited-style-name="Visited_20_Internet_20_Link">https://www.postgresql.org/docs/</text:a> </text:p>
        </text:list-item>
        <text:list-item>
          <text:p text:style-name="P16"><text:span text:style-name="Strong_20_Emphasis">bcrypt:</text:span> <text:a xlink:type="simple" xlink:href="https://pkg.go.dev/golang.org/x/crypto/bcrypt" text:style-name="Internet_20_link" text:visited-style-name="Visited_20_Internet_20_Link">https://pkg.go.dev/golang.org/x/crypto/bcrypt</text:a> </text:p>
        </text:list-item>
        <text:list-item>
          <text:p text:style-name="P17"><text:span text:style-name="Strong_20_Emphasis">Docker Compose:</text:span> <text:a xlink:type="simple" xlink:href="https://docs.docker.com/compose/" text:style-name="Internet_20_link" text:visited-style-name="Visited_20_Internet_20_Link">https://docs.docker.com/compose/</text:a> </text:p>
        </text:list-item>
      </text:list>
      <text:p text:style-name="Horizontal_20_Line"/>
      <text:h text:style-name="Heading_20_1" text:outline-level="1"><text:soft-page-break/>Проектна Документация за Front-End Частта на "Movie Reservation System"</text:h>
      <text:h text:style-name="Heading_20_2" text:outline-level="2">1. Функционалност</text:h>
      <text:p text:style-name="Text_20_body">Front-end частта представлява потребителски интерфейс (UI), който осигурява следните основни функционалности:</text:p>
      <text:list text:style-name="L10">
        <text:list-item>
          <text:p text:style-name="P18"><text:span text:style-name="Strong_20_Emphasis">Регистрация и Вход:</text:span></text:p>
          <text:list>
            <text:list-item>
              <text:p text:style-name="P19">Страница за регистрация, която позволява на нов потребител да създаде акаунт.</text:p>
            </text:list-item>
            <text:list-item>
              <text:p text:style-name="P19">Страница за вход, където регистрираният потребител въвежда своите данни и получава JWT токен, който се използва за автентикация на защитени ендпойнти.</text:p>
            </text:list-item>
          </text:list>
        </text:list-item>
        <text:list-item>
          <text:p text:style-name="P18"><text:span text:style-name="Strong_20_Emphasis">Преглед на Филмови Прожекции:</text:span></text:p>
          <text:list>
            <text:list-item>
              <text:p text:style-name="P19">Начална (home) страница, която извлича и показва списък с прожекции на филми.</text:p>
            </text:list-item>
            <text:list-item>
              <text:p text:style-name="P19">Детайли за прожекцията, включително кино, време и идентификатор на филма.</text:p>
            </text:list-item>
          </text:list>
        </text:list-item>
        <text:list-item>
          <text:p text:style-name="P18"><text:span text:style-name="Strong_20_Emphasis">Резервации:</text:span></text:p>
          <text:list>
            <text:list-item>
              <text:p text:style-name="P19">Страница за създаване на резервация за избрана прожекция, където потребителят може да избере брой места.</text:p>
            </text:list-item>
            <text:list-item>
              <text:p text:style-name="P19">Страница "Моите Резервации", където потребителят може да прегледа и, при необходимост, да отмени направените резервации.</text:p>
            </text:list-item>
          </text:list>
        </text:list-item>
        <text:list-item>
          <text:p text:style-name="P18"><text:span text:style-name="Strong_20_Emphasis">Навигация:</text:span></text:p>
          <text:list>
            <text:list-item>
              <text:p text:style-name="P19">Интуитивно меню (навигационна лента), което позволява лесно преминаване между страниците.</text:p>
            </text:list-item>
            <text:list-item>
              <text:p text:style-name="P18">Управление на сесията – извеждане на различни елементи от менюто в зависимост от това дали потребителят е автентикиран или не.</text:p>
            </text:list-item>
          </text:list>
        </text:list-item>
      </text:list>
      <text:p text:style-name="Horizontal_20_Line"/>
      <text:h text:style-name="Heading_20_2" text:outline-level="2">2. Архитектура</text:h>
      <text:p text:style-name="Text_20_body">Front-end приложението е изградено като <text:span text:style-name="Strong_20_Emphasis">Single Page Application (SPA)</text:span> с помощта на React и TypeScript. Основните архитектурни елементи са:</text:p>
      <text:list text:style-name="L11">
        <text:list-item>
          <text:p text:style-name="P20"><text:span text:style-name="Strong_20_Emphasis">Компонентна Структура:</text:span></text:p>
          <text:list>
            <text:list-item>
              <text:p text:style-name="P21"><text:span text:style-name="Strong_20_Emphasis">Страници (Pages):</text:span> Съдържат компоненти, които представят отделни изгледи (напр. Login/Register, Home, Reservation, My Reservations).</text:p>
            </text:list-item>
            <text:list-item>
              <text:p text:style-name="P21"><text:span text:style-name="Strong_20_Emphasis">Компоненти (Components):</text:span> Повторно използваеми UI елементи, като навигационна лента (Navbar), форми, карти (cards) за прожекции и др.</text:p>
            </text:list-item>
          </text:list>
        </text:list-item>
        <text:list-item>
          <text:p text:style-name="P20"><text:span text:style-name="Strong_20_Emphasis">Управление на Състоянието:</text:span></text:p>
          <text:list>
            <text:list-item>
              <text:p text:style-name="P21">Използване на React Hooks (useState, useEffect, useContext) за управление на локалното състояние.</text:p>
            </text:list-item>
            <text:list-item>
              <text:p text:style-name="P21"><text:soft-page-break/>Контекст (Context API) за споделяне на информация за автентикацията (JWT токен) между компонентите.</text:p>
            </text:list-item>
          </text:list>
        </text:list-item>
        <text:list-item>
          <text:p text:style-name="P20"><text:span text:style-name="Strong_20_Emphasis">Роутинг:</text:span></text:p>
          <text:list>
            <text:list-item>
              <text:p text:style-name="P21">Използване на <text:span text:style-name="Source_20_Text">react-router-dom</text:span> за дефиниране и управление на различни маршрути (URL пътища) в приложението.</text:p>
            </text:list-item>
          </text:list>
        </text:list-item>
        <text:list-item>
          <text:p text:style-name="P20"><text:span text:style-name="Strong_20_Emphasis">API Интеграция:</text:span></text:p>
          <text:list>
            <text:list-item>
              <text:p text:style-name="P21">Използване на вградената <text:span text:style-name="Source_20_Text">fetch</text:span> API (или алтернативно Axios) за комуникация с backend сървъра.</text:p>
            </text:list-item>
            <text:list-item>
              <text:p text:style-name="P21">За разработка се използва proxy конфигурация в <text:span text:style-name="Source_20_Text">package.json</text:span>, за да се избегнат CORS проблеми.</text:p>
            </text:list-item>
          </text:list>
        </text:list-item>
        <text:list-item>
          <text:p text:style-name="P20"><text:span text:style-name="Strong_20_Emphasis">Стил и Теми:</text:span></text:p>
          <text:list>
            <text:list-item>
              <text:p text:style-name="P21">Използване на <text:a xlink:type="simple" xlink:href="https://mui.com/" office:target-frame-name="_new" xlink:show="replace" text:style-name="Internet_20_link" text:visited-style-name="Visited_20_Internet_20_Link">Material UI (MUI)</text:a> за изграждане на модерен и отзивчив потребителски интерфейс.</text:p>
            </text:list-item>
            <text:list-item>
              <text:p text:style-name="P20">Глобални стилове и теми, зададени чрез CSS и MUI темизация, за осигуряване на консистентен дизайн.</text:p>
            </text:list-item>
          </text:list>
        </text:list-item>
      </text:list>
      <text:p text:style-name="Horizontal_20_Line"/>
      <text:h text:style-name="Heading_20_2" text:outline-level="2">3. Реализация и Структура на Проекта</text:h>
      <text:h text:style-name="Heading_20_3" text:outline-level="3">Структура на Проекта</text:h>
      <text:p text:style-name="Preformatted_20_Text">java</text:p>
      <text:p text:style-name="Preformatted_20_Text">Copy</text:p>
      <text:p text:style-name="P22"><text:span text:style-name="Source_20_Text">movie-reservation-app/</text:span></text:p>
      <text:p text:style-name="P23"><text:span text:style-name="Source_20_Text">├── package.json</text:span></text:p>
      <text:p text:style-name="P23"><text:span text:style-name="Source_20_Text">├── tsconfig.json</text:span></text:p>
      <text:p text:style-name="P23"><text:span text:style-name="Source_20_Text">├── public/</text:span></text:p>
      <text:p text:style-name="P23"><text:span text:style-name="Source_20_Text">│ <text:s text:c="2"/>└── index.html</text:span></text:p>
      <text:p text:style-name="P23"><text:span text:style-name="Source_20_Text">└── src/</text:span></text:p>
      <text:p text:style-name="P23"><text:span text:style-name="Source_20_Text"><text:s text:c="4"/>├── index.tsx <text:s text:c="11"/>// Основна точка за стартиране и рендериране на React приложението</text:span></text:p>
      <text:p text:style-name="P23"><text:span text:style-name="Source_20_Text"><text:s text:c="4"/>├── App.tsx <text:s text:c="13"/>// Основен компонент за маршрутизация и контекст за автентикация</text:span></text:p>
      <text:p text:style-name="P23"><text:span text:style-name="Source_20_Text"><text:s text:c="4"/>├── api/</text:span></text:p>
      <text:p text:style-name="P23"><text:span text:style-name="Source_20_Text"><text:s text:c="4"/>│ <text:s text:c="2"/>└── api.ts <text:s text:c="10"/>// Функции за работа с backend API (регистрация, вход, извличане на данни и др.)</text:span></text:p>
      <text:p text:style-name="P23"><text:span text:style-name="Source_20_Text"><text:s text:c="4"/>├── components/</text:span></text:p>
      <text:p text:style-name="P23"><text:span text:style-name="Source_20_Text"><text:s text:c="4"/>│ <text:s text:c="2"/>└── Navbar.tsx <text:s text:c="6"/>// Навигационна лента с динамично съдържание според сесията</text:span></text:p>
      <text:p text:style-name="P23"><text:span text:style-name="Source_20_Text"><text:s text:c="4"/>├── pages/</text:span></text:p>
      <text:p text:style-name="P23"><text:span text:style-name="Source_20_Text"><text:s text:c="4"/>│ <text:s text:c="2"/>├── LoginRegister.tsx// Страница за вход и регистрация</text:span></text:p>
      <text:p text:style-name="P23"><text:span text:style-name="Source_20_Text"><text:s text:c="4"/>│ <text:s text:c="2"/>├── Home.tsx <text:s text:c="8"/>// Начална страница с прожекции</text:span></text:p>
      <text:p text:style-name="P23"><text:span text:style-name="Source_20_Text"><text:s text:c="4"/>│ <text:s text:c="2"/>├── Reservation.tsx <text:s/>// Страница за създаване на резервация</text:span></text:p>
      <text:p text:style-name="P23"><text:span text:style-name="Source_20_Text"><text:s text:c="4"/>│ <text:s text:c="2"/>└── MyReservations.tsx// Страница за преглед на потребителските резервации</text:span></text:p>
      <text:p text:style-name="P24"><text:span text:style-name="Source_20_Text"><text:s text:c="4"/>└── index.css <text:s text:c="11"/>// Глобални CSS стилове</text:span></text:p>
      <text:h text:style-name="Heading_20_3" text:outline-level="3"><text:soft-page-break/>Основни Файлове и Функционалности</text:h>
      <text:list text:style-name="L12">
        <text:list-item>
          <text:p text:style-name="P25"><text:span text:style-name="Strong_20_Emphasis"><text:span text:style-name="Source_20_Text">index.tsx</text:span></text:span><text:span text:style-name="Strong_20_Emphasis">:</text:span><text:line-break/>Стартира приложението и го рендерира в елемента <text:span text:style-name="Source_20_Text">#root</text:span> от <text:span text:style-name="Source_20_Text">index.html</text:span>.</text:p>
        </text:list-item>
        <text:list-item>
          <text:p text:style-name="P25"><text:span text:style-name="Strong_20_Emphasis"><text:span text:style-name="Source_20_Text">App.tsx</text:span></text:span><text:span text:style-name="Strong_20_Emphasis">:</text:span><text:line-break/>Определя основната структура и маршрутизацията, използвайки React Router. Създава контекст за автентикация, чрез който се управлява JWT токена.</text:p>
        </text:list-item>
        <text:list-item>
          <text:p text:style-name="P25"><text:span text:style-name="Strong_20_Emphasis"><text:span text:style-name="Source_20_Text">api/api.ts</text:span></text:span><text:span text:style-name="Strong_20_Emphasis">:</text:span><text:line-break/>Съдържа TypeScript интерфейси и функции за комуникация с backend API. Функциите използват относителни URL адреси и се възползват от proxy конфигурацията за разработка.</text:p>
        </text:list-item>
        <text:list-item>
          <text:p text:style-name="P25"><text:span text:style-name="Strong_20_Emphasis"><text:span text:style-name="Source_20_Text">components/Navbar.tsx</text:span></text:span><text:span text:style-name="Strong_20_Emphasis">:</text:span><text:line-break/>Реализира навигационната лента, която показва различни бутони и линкове в зависимост от статуса на потребителя (вход или не).</text:p>
        </text:list-item>
        <text:list-item>
          <text:p text:style-name="P25"><text:span text:style-name="Strong_20_Emphasis">Страници (Pages):</text:span></text:p>
          <text:list>
            <text:list-item>
              <text:p text:style-name="P26"><text:span text:style-name="Strong_20_Emphasis">LoginRegister.tsx:</text:span> Обединява функционалността за вход и регистрация.</text:p>
            </text:list-item>
            <text:list-item>
              <text:p text:style-name="P26"><text:span text:style-name="Strong_20_Emphasis">Home.tsx:</text:span> Показва списък с филмови прожекции, като всяка прожекция е представена чрез картата (card) и бутон за резервация.</text:p>
            </text:list-item>
            <text:list-item>
              <text:p text:style-name="P26"><text:span text:style-name="Strong_20_Emphasis">Reservation.tsx:</text:span> Позволява на потребителя да създаде резервация за избрана прожекция.</text:p>
            </text:list-item>
            <text:list-item>
              <text:p text:style-name="P25"><text:span text:style-name="Strong_20_Emphasis">MyReservations.tsx:</text:span> Извлича и показва всички резервации на текущия потребител.</text:p>
            </text:list-item>
          </text:list>
        </text:list-item>
      </text:list>
      <text:p text:style-name="Horizontal_20_Line"/>
      <text:h text:style-name="Heading_20_2" text:outline-level="2">4. Модел на Данните (Типове и Интерфейси)</text:h>
      <text:p text:style-name="Text_20_body">За комуникация с backend системата се използват TypeScript интерфейси, които отговарят на моделите от backend. Примери:</text:p>
      <text:p text:style-name="Preformatted_20_Text">ts</text:p>
      <text:p text:style-name="Preformatted_20_Text">Copy</text:p>
      <text:p text:style-name="P22"><text:span text:style-name="Source_20_Text">// src/api/api.ts</text:span></text:p>
      <text:p text:style-name="P23"/>
      <text:p text:style-name="P23"><text:span text:style-name="Source_20_Text">export interface UserRegistration {</text:span></text:p>
      <text:p text:style-name="P23"><text:span text:style-name="Source_20_Text"><text:s text:c="2"/>username: string;</text:span></text:p>
      <text:p text:style-name="P23"><text:span text:style-name="Source_20_Text"><text:s text:c="2"/>password: string;</text:span></text:p>
      <text:p text:style-name="P23"><text:span text:style-name="Source_20_Text">}</text:span></text:p>
      <text:p text:style-name="P23"/>
      <text:p text:style-name="P23"><text:span text:style-name="Source_20_Text">export interface UserLogin {</text:span></text:p>
      <text:p text:style-name="P23"><text:span text:style-name="Source_20_Text"><text:s text:c="2"/>username: string;</text:span></text:p>
      <text:p text:style-name="P23"><text:span text:style-name="Source_20_Text"><text:s text:c="2"/>password: string;</text:span></text:p>
      <text:p text:style-name="P23"><text:span text:style-name="Source_20_Text">}</text:span></text:p>
      <text:p text:style-name="P23"/>
      <text:p text:style-name="P23"><text:span text:style-name="Source_20_Text">export interface Movie {</text:span></text:p>
      <text:p text:style-name="P23"><text:span text:style-name="Source_20_Text"><text:s text:c="2"/>id: number;</text:span></text:p>
      <text:p text:style-name="P23"><text:span text:style-name="Source_20_Text"><text:s text:c="2"/>title: string;</text:span></text:p>
      <text:p text:style-name="P23"><text:span text:style-name="Source_20_Text"><text:s text:c="2"/>description?: string;</text:span></text:p>
      <text:p text:style-name="P23"><text:soft-page-break/><text:span text:style-name="Source_20_Text"><text:s text:c="2"/>duration: number;</text:span></text:p>
      <text:p text:style-name="P23"><text:span text:style-name="Source_20_Text">}</text:span></text:p>
      <text:p text:style-name="P23"/>
      <text:p text:style-name="P23"><text:span text:style-name="Source_20_Text">export interface Projection {</text:span></text:p>
      <text:p text:style-name="P23"><text:span text:style-name="Source_20_Text"><text:s text:c="2"/>id: number;</text:span></text:p>
      <text:p text:style-name="P23"><text:span text:style-name="Source_20_Text"><text:s text:c="2"/>movie_id: number;</text:span></text:p>
      <text:p text:style-name="P23"><text:span text:style-name="Source_20_Text"><text:s text:c="2"/>cinema: string;</text:span></text:p>
      <text:p text:style-name="P23"><text:span text:style-name="Source_20_Text"><text:s text:c="2"/>showtime: string;</text:span></text:p>
      <text:p text:style-name="P23"><text:span text:style-name="Source_20_Text">}</text:span></text:p>
      <text:p text:style-name="P23"/>
      <text:p text:style-name="P23"><text:span text:style-name="Source_20_Text">export interface Reservation {</text:span></text:p>
      <text:p text:style-name="P23"><text:span text:style-name="Source_20_Text"><text:s text:c="2"/>id: number;</text:span></text:p>
      <text:p text:style-name="P23"><text:span text:style-name="Source_20_Text"><text:s text:c="2"/>user_id: number;</text:span></text:p>
      <text:p text:style-name="P23"><text:span text:style-name="Source_20_Text"><text:s text:c="2"/>projection_id: number;</text:span></text:p>
      <text:p text:style-name="P23"><text:span text:style-name="Source_20_Text"><text:s text:c="2"/>seats: number;</text:span></text:p>
      <text:p text:style-name="P23"><text:span text:style-name="Source_20_Text">}</text:span></text:p>
      <text:p text:style-name="P23"/>
      <text:p text:style-name="P23"><text:span text:style-name="Source_20_Text">export interface ReservationInput {</text:span></text:p>
      <text:p text:style-name="P23"><text:span text:style-name="Source_20_Text"><text:s text:c="2"/>projection_id: number;</text:span></text:p>
      <text:p text:style-name="P23"><text:span text:style-name="Source_20_Text"><text:s text:c="2"/>seats: number;</text:span></text:p>
      <text:p text:style-name="P24"><text:span text:style-name="Source_20_Text">}</text:span></text:p>
      <text:p text:style-name="Horizontal_20_Line"/>
      <text:h text:style-name="Heading_20_2" text:outline-level="2">5. Конфигурация</text:h>
      <text:list text:style-name="L13">
        <text:list-item>
          <text:p text:style-name="P27"><text:span text:style-name="Strong_20_Emphasis">Create React App:</text:span><text:line-break/>Приложението е инициализирано чрез Create React App (с TypeScript шаблон). Това гарантира предварително конфигурирана среда с необходимите настройки за разработка и билд процес.</text:p>
        </text:list-item>
        <text:list-item>
          <text:p text:style-name="P27"><text:span text:style-name="Strong_20_Emphasis">Proxy:</text:span><text:line-break/>В <text:span text:style-name="Source_20_Text">package.json</text:span> е добавено поле <text:span text:style-name="Source_20_Text">"proxy": "http://localhost:8080"</text:span>, което пренасочва API заявките към backend сървъра, премахвайки проблемите с CORS при разработка.</text:p>
        </text:list-item>
        <text:list-item>
          <text:p text:style-name="P27"><text:span text:style-name="Strong_20_Emphasis">Browserslist:</text:span><text:line-break/>Конфигурация в <text:span text:style-name="Source_20_Text">package.json</text:span> гарантира съвместимостта на крайния продукт с определени версии на браузърите.</text:p>
        </text:list-item>
        <text:list-item>
          <text:p text:style-name="P27"><text:span text:style-name="Strong_20_Emphasis">Глобални стилове:</text:span><text:line-break/>Файлът <text:span text:style-name="Source_20_Text">src/index.css</text:span> съдържа глобални CSS настройки, които осигуряват, че приложението се мащабира до пълния размер на прозореца и има консистентен дизайн.</text:p>
        </text:list-item>
      </text:list>
      <text:p text:style-name="Horizontal_20_Line"/>
      <text:h text:style-name="Heading_20_2" text:outline-level="2">6. Използвани Технологии и Библиотеки</text:h>
      <text:list text:style-name="L14">
        <text:list-item>
          <text:p text:style-name="P28"><text:span text:style-name="Strong_20_Emphasis">React:</text:span> За изграждане на потребителски интерфейс.</text:p>
        </text:list-item>
        <text:list-item>
          <text:p text:style-name="P28"><text:span text:style-name="Strong_20_Emphasis">TypeScript:</text:span> За статична типизация и по-голяма надеждност на кода.</text:p>
        </text:list-item>
        <text:list-item>
          <text:p text:style-name="P28"><text:soft-page-break/><text:span text:style-name="Strong_20_Emphasis">Material UI (MUI):</text:span> За бързо изграждане на отзивчив и модерен потребителски интерфейс.</text:p>
        </text:list-item>
        <text:list-item>
          <text:p text:style-name="P28"><text:span text:style-name="Strong_20_Emphasis">React Router DOM:</text:span> За управление на маршрутизацията в SPA.</text:p>
        </text:list-item>
        <text:list-item>
          <text:p text:style-name="P28"><text:span text:style-name="Strong_20_Emphasis">Create React App:</text:span> За бързо стартиране и конфигуриране на проекта.</text:p>
        </text:list-item>
        <text:list-item>
          <text:p text:style-name="P28"><text:span text:style-name="Strong_20_Emphasis">Fetch API (или Axios):</text:span> За комуникация с backend сървъра.</text:p>
        </text:list-item>
        <text:list-item>
          <text:p text:style-name="P29"><text:span text:style-name="Strong_20_Emphasis">CSS и SASS (по избор):</text:span> За стилизиране на компонентите и изграждане на глобални теми.</text:p>
        </text:list-item>
      </text:list>
      <text:p text:style-name="Horizontal_20_Line"/>
      <text:h text:style-name="Heading_20_2" text:outline-level="2">7. Проблеми и Решения</text:h>
      <text:h text:style-name="Heading_20_3" text:outline-level="3">Проблеми:</text:h>
      <text:list text:style-name="L15">
        <text:list-item>
          <text:p text:style-name="P30"><text:span text:style-name="Strong_20_Emphasis">CORS Ограничения:</text:span><text:line-break/>При опити за директни API заявки от front-end към backend сървъра можеха да се появят CORS грешки.</text:p>
        </text:list-item>
        <text:list-item>
          <text:p text:style-name="P30"><text:span text:style-name="Strong_20_Emphasis">Мащабиране и Отзивчив Дизайн:</text:span><text:line-break/>Някои компоненти не запълваха напълно прозореца или не бяха оптимално отзивчиви при различни резолюции.</text:p>
        </text:list-item>
        <text:list-item>
          <text:p text:style-name="P30"><text:span text:style-name="Strong_20_Emphasis">Управление на Състоянието:</text:span><text:line-break/>Синхронизацията на автентикационния токен между компонентите и страници може да бъде предизвикателство, ако не се използва подходящ централен контекст.</text:p>
        </text:list-item>
      </text:list>
      <text:h text:style-name="Heading_20_3" text:outline-level="3">Решения:</text:h>
      <text:list text:style-name="L16">
        <text:list-item>
          <text:p text:style-name="P31"><text:span text:style-name="Strong_20_Emphasis">Proxy Конфигурация:</text:span><text:line-break/>Използването на proxy настройка в <text:span text:style-name="Source_20_Text">package.json</text:span> (например <text:span text:style-name="Source_20_Text">"proxy": "http://localhost:8080"</text:span>) позволява API заявките да се изпращат към backend сървъра, без да се задействат CORS ограничения.</text:p>
        </text:list-item>
        <text:list-item>
          <text:p text:style-name="P31"><text:span text:style-name="Strong_20_Emphasis">Глобални CSS Стилове и Flexbox/Grid Layout:</text:span><text:line-break/>Създадени са стилове, които гарантират, че основните контейнерни елементи (html, body, #root) запълват целия прозорец, като същевременно се използват MUI компоненти с отзивчив дизайн (например Box с minHeight: '100vh').</text:p>
        </text:list-item>
        <text:list-item>
          <text:p text:style-name="P31"><text:span text:style-name="Strong_20_Emphasis">Използване на Context API:</text:span><text:line-break/>За управление на автентикационния токен и споделяне на информация за сесията между компонентите се използва React Context API.</text:p>
        </text:list-item>
      </text:list>
      <text:p text:style-name="Horizontal_20_Line"/>
      <text:h text:style-name="Heading_20_2" text:outline-level="2">8. Референции</text:h>
      <text:list text:style-name="L17">
        <text:list-item>
          <text:p text:style-name="P32"><text:span text:style-name="Strong_20_Emphasis">React Documentation:</text:span> https://reactjs.org/docs/getting-started.html</text:p>
        </text:list-item>
        <text:list-item>
          <text:p text:style-name="P32"><text:span text:style-name="Strong_20_Emphasis">TypeScript Handbook:</text:span> https://www.typescriptlang.org/docs/</text:p>
        </text:list-item>
        <text:list-item>
          <text:p text:style-name="P32"><text:soft-page-break/><text:span text:style-name="Strong_20_Emphasis">Material UI:</text:span> <text:a xlink:type="simple" xlink:href="https://mui.com/" office:target-frame-name="_new" xlink:show="replace" text:style-name="Internet_20_link" text:visited-style-name="Visited_20_Internet_20_Link">https://mui.com/</text:a></text:p>
        </text:list-item>
        <text:list-item>
          <text:p text:style-name="P32"><text:span text:style-name="Strong_20_Emphasis">React Router DOM:</text:span> <text:a xlink:type="simple" xlink:href="https://reactrouter.com/" office:target-frame-name="_new" xlink:show="replace" text:style-name="Internet_20_link" text:visited-style-name="Visited_20_Internet_20_Link">https://reactrouter.com/</text:a></text:p>
        </text:list-item>
        <text:list-item>
          <text:p text:style-name="P33"><text:span text:style-name="Strong_20_Emphasis">Create React App:</text:span> <text:a xlink:type="simple" xlink:href="https://create-react-app.dev/" office:target-frame-name="_new" xlink:show="replace" text:style-name="Internet_20_link" text:visited-style-name="Visited_20_Internet_20_Link">https://create-react-app.dev/</text:a>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3:47:38.112978322</meta:creation-date>
    <dc:date>2025-02-09T23:49:54.128906842</dc:date>
    <meta:editing-duration>PT2M16S</meta:editing-duration>
    <meta:editing-cycles>1</meta:editing-cycles>
    <meta:document-statistic meta:table-count="0" meta:image-count="0" meta:object-count="0" meta:page-count="11" meta:paragraph-count="255" meta:word-count="2029" meta:character-count="14791" meta:non-whitespace-character-count="12752"/>
    <meta:generator>LibreOffice/24.8.4.2$Linux_X86_64 LibreOffice_project/480$Build-2</meta:generator>
  </office:meta>
</office:document-meta>
</file>